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18.55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cm" fo:min-width="18.55cm"/>
    </style:style>
    <style:style style:name="gr3" style:family="graphic" style:parent-style-name="standard">
      <style:graphic-properties draw:fill-color="#4b1f6f" draw:textarea-horizontal-align="justify" draw:textarea-vertical-align="middle" draw:auto-grow-height="false" fo:min-height="9.196cm" fo:min-width="0cm"/>
    </style:style>
    <style:style style:name="gr4" style:family="graphic" style:parent-style-name="standard">
      <style:graphic-properties draw:fill-color="#4b1f6f" draw:textarea-horizontal-align="justify" draw:textarea-vertical-align="middle" draw:auto-grow-height="false" fo:min-height="9.27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65cm" fo:min-width="4.09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4.195cm" fo:min-width="18.55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067cm" fo:min-width="18.47cm"/>
    </style:style>
    <style:style style:name="gr8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 fo:min-height="9.275cm" fo:min-width="18.55cm"/>
    </style:style>
    <style:style style:name="gr9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0cm" fo:min-width="18.55cm"/>
    </style:style>
    <style:style style:name="gr10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196cm" fo:min-width="0cm"/>
    </style:style>
    <style:style style:name="gr11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275cm" fo:min-width="0cm"/>
    </style:style>
    <style:style style:name="gr12" style:family="graphic" style:parent-style-name="standard">
      <style:graphic-properties draw:stroke="none" svg:stroke-color="#000000" draw:fill="none" draw:fill-color="#ffffff" fo:min-height="2.37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.77cm"/>
    </style:style>
    <style:style style:name="gr14" style:family="graphic" style:parent-style-name="standard">
      <style:graphic-properties draw:fill-color="#4b1f6f" draw:textarea-horizontal-align="justify" draw:textarea-vertical-align="middle" draw:auto-grow-height="false" fo:min-height="0cm" fo:min-width="0.77cm"/>
    </style:style>
    <style:style style:name="gr15" style:family="graphic" style:parent-style-name="standard">
      <style:graphic-properties draw:fill-color="#4b1f6f" draw:textarea-horizontal-align="justify" draw:textarea-vertical-align="middle" draw:auto-grow-height="false" fo:min-height="0.38cm" fo:min-width="0cm"/>
    </style:style>
    <style:style style:name="gr16" style:family="graphic" style:parent-style-name="standard">
      <style:graphic-properties draw:fill-color="#4b1f6f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337cm" fo:min-width="5.917cm" fo:wrap-option="no-wrap"/>
    </style:style>
    <style:style style:name="gr18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12.132cm" fo:min-width="13.628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09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88cm"/>
    </style:style>
    <style:style style:name="gr21" style:family="graphic" style:parent-style-name="standard">
      <style:graphic-properties draw:textarea-horizontal-align="justify" draw:textarea-vertical-align="middle" draw:auto-grow-height="false" fo:min-height="0.544cm" fo:min-width="5.043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0.544cm" fo:min-width="4.567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 fo:min-height="1.02cm" fo:min-width="24.503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19.593cm" fo:min-width="1.008cm"/>
    </style:style>
    <style:style style:name="gr26" style:family="graphic" style:parent-style-name="standard">
      <style:graphic-properties draw:fill-color="#ffff99" draw:textarea-horizontal-align="justify" draw:textarea-vertical-align="middle" draw:auto-grow-height="false" fo:min-height="0.305cm" fo:min-width="23.55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20.705cm" fo:min-width="0.135cm"/>
    </style:style>
    <style:style style:name="gr28" style:family="graphic" style:parent-style-name="standard">
      <style:graphic-properties draw:fill-color="#66ff66" draw:textarea-horizontal-align="justify" draw:textarea-vertical-align="middle" draw:auto-grow-height="false" fo:min-height="3.48cm" fo:min-width="10.771cm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11.407cm"/>
    </style:style>
    <style:style style:name="gr30" style:family="graphic" style:parent-style-name="standard">
      <style:graphic-properties draw:fill-color="#66ff66" draw:textarea-horizontal-align="justify" draw:textarea-vertical-align="middle" draw:auto-grow-height="false" fo:min-height="0.702cm" fo:min-width="11.407cm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0.384cm" fo:min-width="11.907cm"/>
    </style:style>
    <style:style style:name="gr32" style:family="graphic" style:parent-style-name="standard">
      <style:graphic-properties draw:fill-color="#ffff99" draw:textarea-horizontal-align="justify" draw:textarea-vertical-align="middle" draw:auto-grow-height="false" fo:min-height="0.027cm" fo:min-width="11.434cm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12.451cm" fo:min-width="0cm"/>
    </style:style>
    <style:style style:name="gr34" style:family="graphic" style:parent-style-name="standard">
      <style:graphic-properties draw:fill-color="#66ff66" draw:textarea-horizontal-align="justify" draw:textarea-vertical-align="middle" draw:auto-grow-height="false" fo:min-height="1.612cm" fo:min-width="5.093cm"/>
    </style:style>
    <style:style style:name="gr35" style:family="graphic" style:parent-style-name="standard">
      <style:graphic-properties draw:fill-color="#66ff66" draw:textarea-horizontal-align="justify" draw:textarea-vertical-align="middle" draw:auto-grow-height="false" fo:min-height="1.611cm" fo:min-width="5.093cm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12.429cm" fo:min-width="0cm"/>
    </style:style>
    <style:style style:name="gr37" style:family="graphic" style:parent-style-name="standard">
      <style:graphic-properties draw:stroke="none" svg:stroke-color="#000000" draw:fill="none" draw:fill-color="#ffffff" fo:min-height="0.781cm"/>
    </style:style>
    <style:style style:name="gr38" style:family="graphic" style:parent-style-name="standard">
      <style:graphic-properties draw:textarea-horizontal-align="justify" draw:textarea-vertical-align="middle" draw:auto-grow-height="false" fo:min-height="1.655cm" fo:min-width="0.77cm"/>
    </style:style>
    <style:style style:name="gr39" style:family="graphic" style:parent-style-name="standard">
      <style:graphic-properties draw:textarea-horizontal-align="justify" draw:textarea-vertical-align="middle" draw:auto-grow-height="false" fo:min-height="1.655cm" fo:min-width="12.676cm"/>
    </style:style>
    <style:style style:name="gr40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41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4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3" style:family="graphic" style:parent-style-name="standard">
      <style:graphic-properties draw:textarea-horizontal-align="justify" draw:textarea-vertical-align="middle" draw:auto-grow-height="false" fo:min-height="1.02cm" fo:min-width="0.452cm"/>
    </style:style>
    <style:style style:name="gr44" style:family="graphic" style:parent-style-name="standard">
      <style:graphic-properties draw:textarea-horizontal-align="justify" draw:textarea-vertical-align="middle" draw:auto-grow-height="false" fo:min-height="0.385cm" fo:min-width="0.929cm"/>
    </style:style>
    <style:style style:name="gr45" style:family="graphic" style:parent-style-name="standard">
      <style:graphic-properties draw:textarea-horizontal-align="justify" draw:textarea-vertical-align="middle" draw:auto-grow-height="false" fo:min-height="1.02cm" fo:min-width="0.929cm"/>
    </style:style>
    <style:style style:name="gr46" style:family="graphic" style:parent-style-name="standard">
      <style:graphic-properties draw:fill-color="#66ff66" draw:textarea-horizontal-align="justify" draw:textarea-vertical-align="middle" draw:auto-grow-height="false" fo:min-height="1.02cm" fo:min-width="11.407cm"/>
    </style:style>
    <style:style style:name="gr47" style:family="graphic" style:parent-style-name="standard">
      <style:graphic-properties draw:fill-color="#66ff66" draw:textarea-horizontal-align="justify" draw:textarea-vertical-align="middle" draw:auto-grow-height="false" fo:min-height="1.02cm" fo:min-width="6.326cm"/>
    </style:style>
    <style:style style:name="gr48" style:family="graphic" style:parent-style-name="standard">
      <style:graphic-properties draw:fill-color="#ffff99" draw:textarea-horizontal-align="justify" draw:textarea-vertical-align="middle" draw:auto-grow-height="false" fo:min-height="12.174cm" fo:min-width="0.248cm"/>
    </style:style>
    <style:style style:name="gr49" style:family="graphic" style:parent-style-name="standard">
      <style:graphic-properties draw:fill-color="#66ff66" draw:textarea-horizontal-align="justify" draw:textarea-vertical-align="middle" draw:auto-grow-height="false" fo:min-height="1.021cm" fo:min-width="0.772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textarea-horizontal-align="justify" draw:textarea-vertical-align="middle" draw:auto-grow-height="false" fo:min-height="0.853cm" fo:min-width="2.294cm" fo:wrap-option="no-wrap"/>
    </style:style>
    <style:style style:name="gr52" style:family="graphic" style:parent-style-name="standard">
      <style:graphic-properties draw:fill-color="#999999" draw:textarea-horizontal-align="justify" draw:textarea-vertical-align="middle" draw:auto-grow-height="false" fo:min-height="0.385cm" fo:min-width="1.405cm"/>
    </style:style>
    <style:style style:name="gr53" style:family="graphic" style:parent-style-name="standard">
      <style:graphic-properties draw:textarea-horizontal-align="justify" draw:textarea-vertical-align="middle" draw:auto-grow-height="false" fo:min-height="1.02cm" fo:min-width="9.82cm"/>
    </style:style>
    <style:style style:name="gr54" style:family="graphic" style:parent-style-name="standard">
      <style:graphic-properties draw:textarea-horizontal-align="justify" draw:textarea-vertical-align="middle" draw:auto-grow-height="false" fo:min-height="0.385cm" fo:min-width="9.82cm"/>
    </style:style>
    <style:style style:name="gr55" style:family="graphic" style:parent-style-name="standard">
      <style:graphic-properties draw:textarea-horizontal-align="justify" draw:textarea-vertical-align="middle" draw:auto-grow-height="false" fo:min-height="0cm" fo:min-width="11.407cm"/>
    </style:style>
    <style:style style:name="gr56" style:family="graphic" style:parent-style-name="standard">
      <style:graphic-properties draw:textarea-horizontal-align="justify" draw:textarea-vertical-align="middle" draw:auto-grow-height="false" fo:min-height="0.926cm" fo:min-width="1.265cm" fo:wrap-option="no-wrap"/>
    </style:style>
    <style:style style:name="gr57" style:family="graphic" style:parent-style-name="standard">
      <style:graphic-properties draw:textarea-horizontal-align="justify" draw:textarea-vertical-align="middle" draw:auto-grow-height="false" fo:min-height="1.734cm" fo:min-width="0cm"/>
    </style:style>
    <style:style style:name="gr58" style:family="graphic" style:parent-style-name="standard">
      <style:graphic-properties draw:textarea-horizontal-align="justify" draw:textarea-vertical-align="middle" draw:auto-grow-height="false" fo:min-height="1.661cm" fo:min-width="2.221cm" fo:wrap-option="no-wrap"/>
    </style:style>
    <style:style style:name="gr59" style:family="graphic" style:parent-style-name="standard">
      <style:graphic-properties draw:textarea-horizontal-align="justify" draw:textarea-vertical-align="middle" draw:auto-grow-height="false" fo:min-height="0.068cm" fo:min-width="0.135cm"/>
    </style:style>
    <style:style style:name="gr60" style:family="graphic" style:parent-style-name="standard">
      <style:graphic-properties draw:textarea-horizontal-align="justify" draw:textarea-vertical-align="middle" draw:auto-grow-height="false" fo:min-height="0.067cm" fo:min-width="0.135cm"/>
    </style:style>
    <style:style style:name="gr61" style:family="graphic" style:parent-style-name="standard">
      <style:graphic-properties draw:opacity="50%" draw:textarea-horizontal-align="justify" draw:textarea-vertical-align="middle" draw:auto-grow-height="false" fo:min-height="9.91cm" fo:min-width="12.041cm" draw:shadow-offset-x="0.203cm" draw:shadow-offset-y="0.203cm" draw:shadow-opacity="50%"/>
    </style:style>
    <style:style style:name="gr62" style:family="graphic" style:parent-style-name="standard">
      <style:graphic-properties draw:textarea-horizontal-align="justify" draw:textarea-vertical-align="middle" draw:auto-grow-height="false" fo:min-height="1.662cm" fo:min-width="1.632cm" fo:wrap-option="no-wrap"/>
    </style:style>
    <style:style style:name="gr63" style:family="graphic" style:parent-style-name="standard">
      <style:graphic-properties draw:textarea-horizontal-align="justify" draw:textarea-vertical-align="middle" draw:auto-grow-height="false" fo:min-height="1.295cm" fo:min-width="1.559cm" fo:wrap-option="no-wrap"/>
    </style:style>
    <style:style style:name="gr64" style:family="graphic" style:parent-style-name="standard">
      <style:graphic-properties draw:textarea-horizontal-align="justify" draw:textarea-vertical-align="middle" draw:auto-grow-height="false" fo:min-height="1.368cm" fo:min-width="1.77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4b1f6f"/>
      <style:paragraph-properties fo:text-align="center"/>
    </style:style>
    <style:style style:name="P3" style:family="paragraph">
      <loext:graphic-properties draw:fill-color="#4b1f6f"/>
      <style:paragraph-properties fo:text-align="end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="hatch" draw:fill-hatch-name="Black_20_45_20_Degrees_20_Wide" draw:fill-hatch-solid="false"/>
      <style:paragraph-properties fo:text-align="center"/>
    </style:style>
    <style:style style:name="P6" style:family="paragraph">
      <loext:graphic-properties draw:fill="hatch" draw:fill-color="#4b1f6f" draw:fill-hatch-name="Black_20_45_20_Degrees_20_Wide" draw:fill-hatch-solid="false"/>
      <style:paragraph-properties fo:text-align="center"/>
    </style:style>
    <style:style style:name="P7" style:family="paragraph">
      <loext:graphic-properties draw:fill="hatch" draw:fill-color="#4b1f6f" draw:fill-hatch-name="Black_20_45_20_Degrees_20_Wide" draw:fill-hatch-solid="false"/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6pt" style:font-size-asian="18pt" style:font-size-complex="18pt"/>
    </style:style>
    <style:style style:name="P10" style:family="paragraph">
      <loext:graphic-properties draw:fill="hatch" draw:fill-hatch-name="Black_20_45_20_Degrees" draw:fill-hatch-solid="fals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99"/>
      <style:paragraph-properties fo:text-align="center"/>
    </style:style>
    <style:style style:name="P13" style:family="paragraph">
      <loext:graphic-properties draw:fill-color="#66ff66"/>
      <style:paragraph-properties fo:text-align="center"/>
    </style:style>
    <style:style style:name="P14" style:family="paragraph"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-color="#66ff66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ffff99"/>
      <style:paragraph-properties fo:text-align="center"/>
      <style:text-properties fo:font-size="8pt" style:font-size-asian="18pt" style:font-size-complex="18pt"/>
    </style:style>
    <style:style style:name="P17" style:family="paragraph">
      <loext:graphic-properties draw:fill-color="#66ff66"/>
      <style:paragraph-properties fo:text-align="center"/>
      <style:text-properties fo:font-size="8pt" style:font-size-asian="18pt" style:font-size-complex="18pt"/>
    </style:style>
    <style:style style:name="P18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loext:graphic-properties draw:opacity="50%"/>
      <style:paragraph-properties fo:text-align="center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05cm" svg:height="9.525cm" svg:x="4.81cm" svg:y="4.81cm">
            <text:p text:style-name="P1">TRAY 5'X10'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14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8cm" svg:height="9.446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38cm" svg:height="9.525cm" svg:x="23.622cm" svg:y="4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4.591cm" svg:height="0.715cm" svg:x="12.747cm" svg:y="2.19cm">
          <text:p text:style-name="P1">Hoist lift edge</text:p>
          <draw:enhanced-geometry svg:viewBox="0 0 21600 21600" draw:mirror-horizontal="false" draw:type="line-callout-1" draw:modifiers="-9017.24738675958 81452.5139664804 -1175.95818815331 16743.01675977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g>
          <draw:custom-shape draw:style-name="gr6" draw:text-style-name="P1" draw:layer="layout" svg:width="19.05cm" svg:height="4.445cm" svg:x="4.016cm" svg:y="7.746cm">
            <text:p text:style-name="P1">Rolling Tray Table 28” X 10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11.31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95cm" svg:y="10.3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9.01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g>
            <draw:custom-shape draw:style-name="gr6" draw:text-style-name="P1" draw:layer="layout" svg:width="19.05cm" svg:height="4.445cm" svg:x="4.81cm" svg:y="7.27cm">
              <text:p text:style-name="P1">Rolling Tray Table 28” X 10'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10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89cm" svg:y="9.8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8.5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9.05cm" svg:height="9.525cm" svg:x="4.81cm" svg:y="4.81cm">
              <text:p text:style-name="P1">TRAY 5'X10'</text:p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14.09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238cm" svg:height="9.446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238cm" svg:height="9.525cm" svg:x="23.622cm" svg:y="4.8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8" draw:layer="layout" svg:width="15.796cm" svg:height="2.62cm" svg:x="8.064cm" svg:y="1.793cm">
          <draw:text-box>
            <text:p>Tray over table</text:p>
          </draw:text-box>
        </draw:frame>
      </draw:page>
      <draw:page draw:name="page4" draw:style-name="dp1" draw:master-page-name="Default">
        <draw:g>
          <draw:custom-shape draw:style-name="gr13" draw:text-style-name="P9" draw:layer="layout" svg:width="1.27cm" svg:height="0.635cm" svg:x="6.08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6.08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6.08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6.08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7.33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6.24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6.24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6.24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6.24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7.49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4.97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4.97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4.97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4.97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6.22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3.7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3.7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3.7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3.7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4.95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2.43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2.43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2.43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2.43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3.68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11.16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1.16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11.16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11.16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2.41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9.89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9.89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9.89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9.89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11.14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7.35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7.35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7.35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7.35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8.604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1.27cm" svg:height="0.635cm" svg:x="8.62cm" svg:y="7.35cm">
            <text:p text:style-name="P1"><text:span text:style-name="T1">TRAY 5'X10'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7cm" svg:height="0.016cm" svg:x="8.62cm" svg:y="7.9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016cm" svg:height="0.63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016cm" svg:height="0.635cm" svg:x="9.874cm" svg:y="7.35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" draw:layer="layout" svg:width="6.417cm" svg:height="1.587cm" svg:x="13.474cm" svg:y="3.619cm">
          <text:p text:style-name="P1">One row 90'</text:p>
          <text:p text:style-name="P1">450 sq ft</text:p>
          <draw:enhanced-geometry svg:viewBox="0 0 21600 21600" draw:mirror-horizontal="false" draw:type="line-callout-1" draw:modifiers="-5909.87846681209 50762.7204030227 -841.38360860081 7549.118387909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5" draw:style-name="dp1" draw:master-page-name="Default">
        <draw:g>
          <draw:custom-shape draw:style-name="gr18" draw:text-style-name="P10" draw:layer="layout" svg:width="14.128cm" svg:height="12.382cm" svg:x="6.08cm" svg:y="4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6.509cm" svg:height="11.748cm" svg:x="6.397cm" svg:y="4.4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6.588cm" svg:height="11.748cm" svg:x="13.223cm" svg:y="4.492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" draw:layer="layout" svg:width="5.543cm" svg:height="0.794cm" svg:x="19.507cm" svg:y="1.714cm">
          <text:p text:style-name="P1">Six foot open area</text:p>
          <draw:enhanced-geometry svg:viewBox="0 0 21600 21600" draw:mirror-horizontal="false" draw:type="line-callout-2" draw:modifiers="-9015.58441558442 69011.320754717 -3600 4000 -974.025974025974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2" draw:text-style-name="P1" draw:layer="layout" svg:width="5.067cm" svg:height="0.794cm" svg:x="12.522cm" svg:y="2.031cm">
          <text:p text:style-name="P1">Greenhouse wall</text:p>
          <draw:enhanced-geometry svg:viewBox="0 0 21600 21600" draw:mirror-horizontal="false" draw:type="line-callout-2" draw:modifiers="-7488.39779005525 58252.0754716981 -3600 4000 -1065.5090765588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3" draw:text-style-name="P1" draw:layer="layout" svg:width="2.999cm" svg:height="2.999cm" svg:x="22.92cm" svg:y="7.27cm">
          <text:p text:style-name="P1">Grow area</text:p>
          <draw:enhanced-geometry svg:viewBox="0 0 21600 21600" draw:mirror-horizontal="false" draw:type="line-callout-2" draw:modifiers="-33804 972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6" draw:style-name="dp1" draw:master-page-name="Default">
        <draw:g>
          <draw:custom-shape draw:style-name="gr24" draw:text-style-name="P12" draw:layer="layout" svg:width="25.003cm" svg:height="1.27cm" svg:x="0.384cm" svg:y="15.843cm">
            <text:p text:style-name="P1">10 X100 foot isle</text:p>
            <draw:enhanced-geometry svg:viewBox="0 0 21600 21600" draw:type="rectangle" draw:enhanced-path="M 0 0 L 21600 0 21600 21600 0 21600 0 0 Z N"/>
          </draw:custom-shape>
          <draw:custom-shape draw:style-name="gr25" draw:text-style-name="P12" draw:layer="layout" svg:width="1.508cm" svg:height="19.843cm" svg:x="12.271cm" svg:y="1cm">
            <text:p text:style-name="P1">12 ft</text:p>
            <text:p text:style-name="P1">Cntr</text:p>
            <text:p text:style-name="P1">isle</text:p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24.05cm" svg:height="0.555cm" svg:x="0.984cm" svg:y="0.468cm">
            <text:p text:style-name="P1">5 ft side isle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635cm" svg:height="20.955cm" svg:x="0.365cm" svg:y="0.444cm">
            <text:p text:style-name="P1">5 </text:p>
            <text:p text:style-name="P1">ft</text:p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3" draw:layer="layout" svg:width="11.271cm" svg:height="3.73cm" svg:x="1cm" svg:y="12.112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4.73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8.46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17.113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8" draw:text-style-name="P13" draw:layer="layout" svg:width="11.271cm" svg:height="3.73cm" svg:x="13.779cm" svg:y="12.112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4.73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8.46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17.113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2" draw:layer="layout" svg:width="24.05cm" svg:height="0.555cm" svg:x="1cm" svg:y="20.843cm">
            <text:p text:style-name="P1">5 ft side isle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635cm" svg:height="20.955cm" svg:x="25.064cm" svg:y="0.488cm">
            <text:p text:style-name="P1">5 </text:p>
            <text:p text:style-name="P1">ft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custom-shape draw:style-name="gr29" draw:text-style-name="P14" draw:layer="layout" svg:width="11.907cm" svg:height="1.27cm" svg:x="7.111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1.907cm" svg:height="0.952cm" svg:x="7.111cm" svg:y="12.43cm">
          <text:p text:style-name="P1"><text:span text:style-name="T2">16 x 100 ft</text:span></text:p>
          <text:p text:style-name="P1"><text:span text:style-name="T2">mother greenhouse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1.907cm" svg:height="1.27cm" svg:x="7.111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2.407cm" svg:height="0.634cm" svg:x="6.803cm" svg:y="8.683cm">
          <text:p text:style-name="P1"><text:span text:style-name="T3">10 X100 foot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11.934cm" svg:height="0.277cm" svg:x="7.101cm" svg:y="1.011cm">
          <text:p text:style-name="P1"><text:span text:style-name="T3">5 ft side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0.315cm" svg:height="12.701cm" svg:x="6.794cm" svg:y="0.999cm">
          <text:p text:style-name="P1"><text:span text:style-name="T3">5 </text:span></text:p>
          <text:p text:style-name="P1"><text:span text:style-name="T3">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4" draw:text-style-name="P17" draw:layer="layout" svg:width="5.593cm" svg:height="1.862cm" svg:x="7.109cm" svg:y="6.821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7.109cm" svg:y="3.138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7.109cm" svg:y="4.999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7.109cm" svg:y="1.276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7.109cm" svg:y="9.317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17" draw:layer="layout" svg:width="5.593cm" svg:height="1.862cm" svg:x="13.45cm" svg:y="6.821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13.45cm" svg:y="3.138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13.45cm" svg:y="4.999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13.45cm" svg:y="1.276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13.45cm" svg:y="9.317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16" draw:layer="layout" svg:width="11.934cm" svg:height="0.277cm" svg:x="7.111cm" svg:y="13.382cm">
          <text:p text:style-name="P1"><text:span text:style-name="T3">5 ft side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0.315cm" svg:height="12.679cm" svg:x="19.05cm" svg:y="1.021cm">
          <text:p text:style-name="P1"><text:span text:style-name="T3">5 </text:span></text:p>
          <text:p text:style-name="P1"><text:span text:style-name="T3">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8" draw:layer="layout" svg:width="4.365cm" svg:height="1.031cm" svg:x="21.32cm" svg:y="1.635cm">
          <draw:text-box>
            <text:p>1 mm = 2 ft</text:p>
          </draw:text-box>
        </draw:frame>
        <draw:custom-shape draw:style-name="gr38" draw:text-style-name="P14" draw:layer="layout" svg:width="1.27cm" svg:height="1.905cm" svg:x="3.54cm" svg:y="16.24cm">
          <text:p text:style-name="P1"><text:span text:style-name="T2">20 x 30 ft</text:span></text:p>
          <text:p text:style-name="P1"><text:span text:style-name="T2">lab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14" draw:layer="layout" svg:width="13.176cm" svg:height="1.905cm" svg:x="6.715cm" svg:y="13.7cm">
            <text:p text:style-name="P1"><text:span text:style-name="T2">Head house 30 ft x 100 f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.905cm" svg:height="1.905cm" svg:x="17.986cm" svg:y="13.7cm">
            <text:p text:style-name="P1"><text:span text:style-name="T2">30 x 30 ft</text:span></text:p>
            <text:p text:style-name="P1"><text:span text:style-name="T2">Dock and</text:span></text:p>
            <text:p text:style-name="P1"><text:span text:style-name="T2">storag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3.81cm" svg:height="1.905cm" svg:x="12.747cm" svg:y="13.7cm">
            <text:p text:style-name="P1"><text:span text:style-name="T2">30 x 60 ft</text:span></text:p>
            <text:p text:style-name="P1"><text:span text:style-name="T2">Work area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1.27cm" svg:height="1.27cm" svg:x="11.477cm" svg:y="14.335cm">
            <text:p text:style-name="P1"><text:span text:style-name="T2">20 x 20 ft</text:span></text:p>
            <text:p text:style-name="P1"><text:span text:style-name="T2">Barrel trim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1.27cm" svg:height="1.27cm" svg:x="10.207cm" svg:y="14.335cm">
            <text:p text:style-name="P1"><text:span text:style-name="T2">20 x 20 ft</text:span></text:p>
            <text:p text:style-name="P1"><text:span text:style-name="T2">d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1.27cm" svg:height="1.27cm" svg:x="8.937cm" svg:y="14.335cm">
            <text:p text:style-name="P1"><text:span text:style-name="T2">20 x 20 ft</text:span></text:p>
            <text:p text:style-name="P1"><text:span text:style-name="T2">extrac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1.27cm" svg:height="1.27cm" svg:x="7.667cm" svg:y="14.335cm">
            <text:p text:style-name="P1"><text:span text:style-name="T2">20 x 20 ft</text:span></text:p>
            <text:p text:style-name="P1"><text:span text:style-name="T2">storag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4" draw:layer="layout" svg:width="0.952cm" svg:height="1.27cm" svg:x="6.715cm" svg:y="14.335cm">
            <text:p text:style-name="P1"><text:span text:style-name="T2">10 x 20 ft</text:span></text:p>
            <text:p text:style-name="P1"><text:span text:style-name="T2"><text:s/></text:span><text:span text:style-name="T2">Front</text:span></text:p>
            <text:p text:style-name="P1"><text:span text:style-name="T2">office</text:span></text:p>
            <draw:enhanced-geometry svg:viewBox="0 0 21600 21600" draw:type="rectangle" draw:enhanced-path="M 0 0 L 21600 0 21600 21600 0 21600 0 0 Z N"/>
          </draw:custom-shape>
        </draw:g>
        <draw:custom-shape draw:style-name="gr44" draw:text-style-name="P14" draw:layer="layout" svg:width="1.429cm" svg:height="0.635cm" svg:x="16.557cm" svg:y="13.7cm">
          <text:p text:style-name="P1"><text:span text:style-name="T2">bathrooms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429cm" svg:height="1.27cm" svg:x="16.557cm" svg:y="14.335cm">
          <text:p text:style-name="P1"><text:span text:style-name="T2">Lunchroom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1.907cm" svg:height="1.27cm" svg:x="7.111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826cm" svg:height="1.27cm" svg:x="13.065cm" svg:y="15.605cm">
          <text:p text:style-name="P1"><text:span text:style-name="T2">20 x 100 ft</text:span></text:p>
          <text:p text:style-name="P1"><text:span text:style-name="T2">Strain development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0.748cm" svg:height="12.424cm" svg:x="12.702cm" svg:y="1.276cm">
          <text:p text:style-name="P1"><text:span text:style-name="T3">12 ft</text:span></text:p>
          <text:p text:style-name="P1"><text:span text:style-name="T3">Cntr</text:span></text:p>
          <text:p text:style-name="P1"><text:span text:style-name="T3">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1.272cm" svg:height="1.271cm" svg:x="9.334cm" svg:y="16.716cm">
          <text:p text:style-name="P1"><text:span text:style-name="T2">20 x 20 ft</text:span></text:p>
          <text:p text:style-name="P1"><text:span text:style-name="T2">clones</text:span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0.238cm" svg:height="0.158cm" svg:x="17.997cm" svg:y="13.711cm">
          <text:p text:style-name="P14"><text:span text:style-name="T2"/>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3.016cm" svg:height="1.191cm" svg:x="21.002cm" svg:y="11.318cm">
          <text:p text:style-name="P14"><text:span text:style-name="T2">One week worth of rockwool</text:span></text:p>
          <text:p text:style-name="P14"><text:span text:style-name="T2">4 x 3 x 10</text:span></text:p>
          <draw:enhanced-geometry svg:viewBox="0 0 21600 21600" draw:text-areas="800 800 20800 20800" draw:type="round-rectangular-callout" draw:modifiers="-20640.6363937686 44830.8724832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19" draw:layer="layout" svg:width="1.905cm" svg:height="0.635cm" svg:x="17.986cm" svg:y="14.97cm">
          <text:p text:style-name="P1"><text:span text:style-name="T2">Waste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1.27cm" svg:height="1.905cm" svg:x="5.445cm" svg:y="16.24cm">
          <text:p text:style-name="P1"><text:span text:style-name="T2">20 x 30 ft</text:span></text:p>
          <text:p text:style-name="P1"><text:span text:style-name="T2">offic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1.27cm" svg:height="1.905cm" svg:x="7.35cm" svg:y="16.24cm">
          <text:p text:style-name="P1"><text:span text:style-name="T2">20 x 30 ft</text:span></text:p>
          <text:p text:style-name="P1"><text:span text:style-name="T2">offices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29" draw:text-style-name="P14" draw:layer="layout" svg:width="11.907cm" svg:height="1.27cm" svg:x="7.112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1.907cm" svg:height="0.952cm" svg:x="7.112cm" svg:y="12.43cm">
          <text:p text:style-name="P1"><text:span text:style-name="T2">16 x 100 ft</text:span></text:p>
          <text:p text:style-name="P1"><text:span text:style-name="T2">mother greenhouse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1.907cm" svg:height="1.27cm" svg:x="7.112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2.407cm" svg:height="0.634cm" svg:x="6.804cm" svg:y="8.683cm">
          <text:p text:style-name="P1"><text:span text:style-name="T3">10 X100 foot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11.934cm" svg:height="0.277cm" svg:x="7.102cm" svg:y="1.011cm">
          <text:p text:style-name="P1"><text:span text:style-name="T3">5 ft side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0.315cm" svg:height="12.701cm" svg:x="6.795cm" svg:y="0.999cm">
          <text:p text:style-name="P1"><text:span text:style-name="T3">5 </text:span></text:p>
          <text:p text:style-name="P1"><text:span text:style-name="T3">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4" draw:text-style-name="P17" draw:layer="layout" svg:width="5.593cm" svg:height="1.862cm" svg:x="7.11cm" svg:y="6.821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7.11cm" svg:y="3.138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7.11cm" svg:y="4.999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7.11cm" svg:y="1.276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7.11cm" svg:y="9.317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17" draw:layer="layout" svg:width="5.593cm" svg:height="1.862cm" svg:x="13.451cm" svg:y="6.821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13.451cm" svg:y="3.138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13.451cm" svg:y="4.999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7" draw:layer="layout" svg:width="5.593cm" svg:height="1.862cm" svg:x="13.451cm" svg:y="1.276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7" draw:layer="layout" svg:width="5.593cm" svg:height="1.861cm" svg:x="13.451cm" svg:y="9.317cm">
            <text:p text:style-name="P1"><text:span text:style-name="T3">Section</text:span></text:p>
            <text:p text:style-name="P1"><text:span text:style-name="T3">6 rows of 9 trays per row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16" draw:layer="layout" svg:width="11.934cm" svg:height="0.277cm" svg:x="7.112cm" svg:y="13.382cm">
          <text:p text:style-name="P1"><text:span text:style-name="T3">5 ft side 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0.315cm" svg:height="12.679cm" svg:x="19.051cm" svg:y="1.021cm">
          <text:p text:style-name="P1"><text:span text:style-name="T3">5 </text:span></text:p>
          <text:p text:style-name="P1"><text:span text:style-name="T3">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draw:layer="layout" svg:width="1.27cm" svg:height="1.905cm" svg:x="5.446cm" svg:y="13.7cm">
          <text:p text:style-name="P1"><text:span text:style-name="T2">20 x 30 ft</text:span></text:p>
          <text:p text:style-name="P1"><text:span text:style-name="T2">lab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3.176cm" svg:height="1.905cm" svg:x="6.716cm" svg:y="13.7cm">
          <text:p text:style-name="P1"><text:span text:style-name="T2">Head house 30 ft x 100 ft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1.905cm" svg:height="1.905cm" svg:x="17.987cm" svg:y="13.7cm">
          <text:p text:style-name="P1"><text:span text:style-name="T2">30 x 30 ft</text:span></text:p>
          <text:p text:style-name="P1"><text:span text:style-name="T2">Dock and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3.81cm" svg:height="1.905cm" svg:x="12.748cm" svg:y="13.7cm">
          <text:p text:style-name="P1"><text:span text:style-name="T2">30 x 60 ft</text:span></text:p>
          <text:p text:style-name="P1"><text:span text:style-name="T2">Work area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11.478cm" svg:y="14.335cm">
          <text:p text:style-name="P1"><text:span text:style-name="T2">20 x 20 ft</text:span></text:p>
          <text:p text:style-name="P1"><text:span text:style-name="T2">Barrel trim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10.208cm" svg:y="14.335cm">
          <text:p text:style-name="P1"><text:span text:style-name="T2">20 x 20 ft</text:span></text:p>
          <text:p text:style-name="P1"><text:span text:style-name="T2">dry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8.938cm" svg:y="14.335cm">
          <text:p text:style-name="P1"><text:span text:style-name="T2">20 x 20 ft</text:span></text:p>
          <text:p text:style-name="P1"><text:span text:style-name="T2">extra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27cm" svg:height="1.27cm" svg:x="7.668cm" svg:y="14.335cm">
          <text:p text:style-name="P1"><text:span text:style-name="T2">20 x 20 ft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0.952cm" svg:height="1.27cm" svg:x="6.716cm" svg:y="14.335cm">
          <text:p text:style-name="P1"><text:span text:style-name="T2">10 x 20 ft</text:span></text:p>
          <text:p text:style-name="P1"><text:span text:style-name="T2"><text:s/></text:span><text:span text:style-name="T2">Front</text:span></text:p>
          <text:p text:style-name="P1"><text:span text:style-name="T2">off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.429cm" svg:height="0.635cm" svg:x="16.558cm" svg:y="13.7cm">
          <text:p text:style-name="P1"><text:span text:style-name="T2">bathrooms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429cm" svg:height="1.27cm" svg:x="16.558cm" svg:y="14.335cm">
          <text:p text:style-name="P1"><text:span text:style-name="T2">Lunchroom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11.907cm" svg:height="1.27cm" svg:x="7.112cm" svg:y="11.16cm">
          <text:p text:style-name="P1"><text:span text:style-name="T2">20 x 100 ft</text:span></text:p>
          <text:p text:style-name="P1"><text:span text:style-name="T2">Veg greenhou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10.32cm" svg:height="1.27cm" svg:x="9.573cm" svg:y="16.24cm">
          <text:p text:style-name="P1"><text:span text:style-name="T2">20 x 100 ft</text:span></text:p>
          <text:p text:style-name="P1"><text:span text:style-name="T2">Strain development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0.748cm" svg:height="12.424cm" svg:x="12.703cm" svg:y="1.276cm">
          <text:p text:style-name="P1"><text:span text:style-name="T3">12 ft</text:span></text:p>
          <text:p text:style-name="P1"><text:span text:style-name="T3">Cntr</text:span></text:p>
          <text:p text:style-name="P1"><text:span text:style-name="T3">is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10.32cm" svg:height="0.635cm" svg:x="9.572cm" svg:y="15.605cm">
          <text:p text:style-name="P1"><text:span text:style-name="T2">10 x 100 ft</text:span></text:p>
          <text:p text:style-name="P1"><text:span text:style-name="T2">clones</text:span></text:p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907cm" svg:height="0.158cm" svg:x="7.111cm" svg:y="1.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907cm" svg:height="0.158cm" svg:x="7.032cm" svg:y="3.0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907cm" svg:height="0.158cm" svg:x="7.032cm" svg:y="4.9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907cm" svg:height="0.158cm" svg:x="7.19cm" svg:y="6.79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907cm" svg:height="0.158cm" svg:x="7.111cm" svg:y="8.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907cm" svg:height="0.158cm" svg:x="7.111cm" svg:y="9.2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907cm" svg:height="0.158cm" svg:x="7.111cm" svg:y="11.0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907cm" svg:height="0.158cm" svg:x="7.111cm" svg:y="13.2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.905cm" svg:height="1.27cm" svg:x="20.553cm" svg:y="3.936cm">
          <text:p text:style-name="P1">Crane</text:p>
          <text:p text:style-name="P1">rails</text:p>
          <draw:enhanced-geometry svg:viewBox="0 0 21600 21600" draw:text-areas="800 800 20800 20800" draw:type="round-rectangular-callout" draw:modifiers="-27515.6348373557 17640.2832415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" draw:layer="layout" svg:width="0.317cm" svg:height="1.984cm" svg:x="7.112cm" svg:y="1.15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17cm" svg:height="1.984cm" svg:x="13.938cm" svg:y="2.98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17cm" svg:height="1.984cm" svg:x="12.826cm" svg:y="4.96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17cm" svg:height="1.984cm" svg:x="18.383cm" svg:y="6.79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17cm" svg:height="1.984cm" svg:x="7.985cm" svg:y="11.23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17cm" svg:height="1.984cm" svg:x="10.525cm" svg:y="9.25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2.937cm" svg:height="2.063cm" svg:x="20.367cm" svg:y="1.238cm">
          <text:p text:style-name="P1">gantry</text:p>
          <draw:enhanced-geometry svg:viewBox="0 0 21600 21600" draw:text-areas="800 800 20800 20800" draw:type="round-rectangular-callout" draw:modifiers="-44692.4438393465 26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14" draw:layer="layout" svg:width="0.635cm" svg:height="0.318cm" svg:x="9.969cm" svg:y="8.937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7.111cm" svg:y="8.937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8.064cm" svg:y="8.937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11.001cm" svg:y="8.938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12.033cm" svg:y="8.937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13.461cm" svg:y="8.933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15.525cm" svg:y="8.937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16.478cm" svg:y="8.938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17.43cm" svg:y="8.938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18.383cm" svg:y="8.937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9.016cm" svg:y="8.938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635cm" svg:height="0.317cm" svg:x="14.493cm" svg:y="8.937cm">
          <text:p text:style-name="P14"><text:span text:style-name="T2">nutes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draw:layer="layout" svg:width="12.541cm" svg:height="10.16cm" svg:x="6.794cm" svg:y="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2.302cm" svg:height="2.064cm" svg:x="2.349cm" svg:y="2.587cm">
          <text:p text:style-name="P1">Light</text:p>
          <text:p text:style-name="P1">Dep</text:p>
          <text:p text:style-name="P1">area</text:p>
          <draw:enhanced-geometry svg:viewBox="0 0 21600 21600" draw:text-areas="800 800 20800 20800" draw:type="round-rectangular-callout" draw:modifiers="41493.009118541 44057.7239709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" draw:layer="layout" svg:width="2.223cm" svg:height="1.667cm" svg:x="20.843cm" svg:y="6.556cm">
          <text:p text:style-name="P1">Robot</text:p>
          <text:p text:style-name="P1">isle</text:p>
          <draw:enhanced-geometry svg:viewBox="0 0 21600 21600" draw:text-areas="800 800 20800 20800" draw:type="round-rectangular-callout" draw:modifiers="-74191.726618705 42565.4676258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" draw:layer="layout" svg:width="2.461cm" svg:height="1.746cm" svg:x="20.843cm" svg:y="9.493cm">
          <text:p text:style-name="P1">veg</text:p>
          <draw:enhanced-geometry svg:viewBox="0 0 21600 21600" draw:text-areas="800 800 20800 20800" draw:type="round-rectangular-callout" draw:modifiers="-24775.9545085297 30811.219232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" draw:layer="layout" svg:width="2.461cm" svg:height="1.746cm" svg:x="3.301cm" svg:y="9.096cm">
          <text:p text:style-name="P1">mothers</text:p>
          <draw:enhanced-geometry svg:viewBox="0 0 21600 21600" draw:text-areas="800 800 20800 20800" draw:type="round-rectangular-callout" draw:modifiers="34417.8716490658 45858.27132226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22:54:14.479000000</meta:creation-date>
    <dc:date>2017-08-11T15:24:22.636000000</dc:date>
    <meta:editing-duration>PT24M59S</meta:editing-duration>
    <meta:editing-cycles>4</meta:editing-cycles>
    <meta:generator>LibreOffice/5.0.2.2$Windows_x86 LibreOffice_project/37b43f919e4de5eeaca9b9755ed688758a8251fe</meta:generator>
    <meta:print-date>2017-08-11T15:23:58.623000000</meta:print-date>
    <meta:document-statistic meta:object-count="216"/>
  </office:meta>
</office:document-meta>
</file>